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275cm" draw:marker-end-width="0.275cm" draw:fill="solid" draw:fill-color="#cccc99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275cm" draw:marker-end-width="0.275cm" draw:fill="solid" draw:fill-color="#666633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6cm" draw:marker-start-width="0.29cm" draw:marker-end-width="0.29cm" draw:fill="solid" draw:fill-color="#cccc99" draw:textarea-vertical-align="middle" fo:padding-top="0.155cm" fo:padding-bottom="0.155cm" fo:padding-left="0.28cm" fo:padding-right="0.28cm"/>
    </style:style>
    <style:style style:name="gr4" style:family="graphic" style:parent-style-name="objectwithoutfill">
      <style:graphic-properties svg:stroke-width="0.06cm" draw:marker-start-width="0.29cm" draw:marker-end-width="0.29cm" draw:fill="solid" draw:fill-color="#663300" draw:textarea-vertical-align="middle" fo:padding-top="0.155cm" fo:padding-bottom="0.155cm" fo:padding-left="0.28cm" fo:padding-right="0.28cm"/>
    </style:style>
    <style:style style:name="gr5" style:family="graphic" style:parent-style-name="objectwithoutfill">
      <style:graphic-properties svg:stroke-width="0.04cm" draw:marker-start-width="0.26cm" draw:marker-end-width="0.26cm" draw:fill="none" draw:textarea-vertical-align="middle" fo:padding-top="0.145cm" fo:padding-bottom="0.145cm" fo:padding-left="0.27cm" fo:padding-right="0.27cm"/>
    </style:style>
    <style:style style:name="gr6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預設">
        <draw:path draw:style-name="gr1" draw:text-style-name="P1" draw:layer="layout" svg:width="3.014cm" svg:height="3.151cm" svg:x="11.985cm" svg:y="12.648cm" svg:viewBox="0 0 3015 3152" svg:d="m1303 113c239-135 1034-166 1200 0 300 300 460 604 500 900 45 337-40 700-200 1000-133 249-467 440-700 600-271 186-1458 681-1700 500-461-345-473-1151-300-1700 57-180 500-1000 1200-1300z">
          <text:p/>
        </draw:path>
        <draw:path draw:style-name="gr2" draw:text-style-name="P1" draw:layer="layout" svg:width="1.516cm" svg:height="1.601cm" svg:x="5.795cm" svg:y="16.698cm" svg:viewBox="0 0 1517 1602" svg:d="m605 102c-209 156-353 185-500 400-59 87-124 197-100 300 32 138 200 100 200 300 0 223 293 14 400 100 58 47 0 300 300 400 94-9 106-100 200-100s106 100 200 100 200-467 200-600c0-100 26-338 0-400-126-305-172-567-500-600-120-12-304 28-400 100z">
          <text:p/>
        </draw:path>
        <draw:path draw:style-name="gr2" draw:text-style-name="P1" draw:layer="layout" svg:width="1.516cm" svg:height="1.601cm" draw:transform="rotate (0.328994564000931) translate (11.809242353011cm 16.4506165068988cm)" svg:viewBox="0 0 1517 1602" svg:d="m912 102c209 156 353 185 500 400 59 87 124 197 100 300-32 138-200 100-200 300 0 223-293 14-400 100-58 47 0 300-300 400-94-9-106-100-200-100s-106 100-200 100-200-467-200-600c0-100-26-338 0-400 126-305 172-567 500-600 120-12 304 28 400 100z">
          <text:p/>
        </draw:path>
        <draw:path draw:style-name="gr2" draw:text-style-name="P1" draw:layer="layout" svg:width="0.999cm" svg:height="1.109cm" svg:x="5.7cm" svg:y="11.49cm" svg:viewBox="0 0 1000 1110" svg:d="m742 114c-169-52-242-119-419-114-71 3-157 11-203 66-63 72 25 149-84 229-122 89 109 166 104 259-2 51-163 120-98 325 42 48 97 18 134 69s-12 98 25 150 335-77 408-131c55-40 195-121 218-160 117-191 242-321 129-514-42-70-137-155-214-179z">
          <text:p/>
        </draw:path>
        <draw:path draw:style-name="gr2" draw:text-style-name="P1" draw:layer="layout" svg:width="0.999cm" svg:height="1.109cm" draw:transform="rotate (0.292517182634249) translate (12.028904602654cm 11.6147387211888cm)" svg:viewBox="0 0 1000 1110" svg:d="m259 114c168-52 241-119 418-114 71 3 157 11 203 66 63 72-25 149 85 229 121 89-110 166-105 259 2 51 164 120 98 325-42 48-96 18-134 69s12 98-25 150-335-77-408-131c-54-40-195-121-218-160-117-191-242-321-129-514 42-70 137-155 215-179z">
          <text:p/>
        </draw:path>
        <draw:path draw:style-name="gr3" draw:text-style-name="P1" draw:layer="layout" svg:width="6.626cm" svg:height="11.465cm" svg:x="6.073cm" svg:y="6.293cm" svg:viewBox="0 0 6627 11466" svg:d="m527 5007c-11-869-265-1733-200-2600 33-443 134-888 300-1300 73-180 400-800 1500-900 491-114 997-237 1500-200 484 35 982 154 1400 400 325 191 571 500 800 800 163 214 331 440 400 700 205 773 27 1600 0 2400-17 501-123 1199-100 1700 29 641 197 1067 300 1700 65 400 207 795 200 1200-5 340-48 696-200 1000-179 359-473 667-800 900-353 252-777 405-1200 500-716 160-1474 211-2200 100-386-59-1088-165-1400-400-362-273-525-682-700-1100-300-1700 0-2100 200-3000 69-630 208-1266 200-1900z">
          <text:p/>
        </draw:path>
        <draw:path draw:style-name="gr4" draw:text-style-name="P1" draw:layer="layout" svg:width="3.971cm" svg:height="4.766cm" svg:x="7.255cm" svg:y="8.355cm" svg:viewBox="0 0 3972 4767" svg:d="m645 1545c0-105-124-197-100-300 22-92 151-120 200-200 111-179 67-437 200-600 171-208 440-331 700-400 193-51 412-68 600 0 245 89 418 314 600 500 150 152 313 305 400 500 83 185 55 402 100 600 132 576 375 1123 500 1700 50 230 185 480 100 700-93 243-360 398-600 500-555 237-1198 247-1800 200-379-30-782-91-1100-300-178-117-329-299-400-500-77-220-40-470 0-700 68-384 272-732 400-1100 70-199 200-389 200-600z">
          <text:p/>
        </draw:path>
        <draw:path draw:style-name="gr5" draw:text-style-name="P1" draw:layer="layout" svg:width="1.999cm" svg:height="0.401cm" svg:x="8.1cm" svg:y="9.298cm" svg:viewBox="0 0 2000 402" svg:d="m0 402c300-133 672-379 1000-400 347-22 667 200 1000 300">
          <text:p/>
        </draw:path>
        <draw:custom-shape draw:style-name="gr6" draw:text-style-name="P1" draw:layer="layout" svg:width="0.3cm" svg:height="0.2cm" draw:transform="rotate (-0.654847535348272) translate (8.762cm 12.1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cm" svg:height="0.2cm" draw:transform="rotate (-2.10521614375556) translate (9.8cm 12.2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3cm" svg:height="1.2cm" svg:x="7.247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3cm" svg:height="1.2cm" svg:x="9.7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" draw:text-style-name="P1" draw:layer="layout" svg:width="0.4cm" svg:height="0.4cm" svg:x="8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2cm" svg:height="0.2cm" svg:x="8.163cm" svg:y="8.0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" draw:text-style-name="P1" draw:layer="layout" svg:width="0.4cm" svg:height="0.4cm" svg:x="10.5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2cm" svg:height="0.2cm" svg:x="10.663cm" svg:y="8.0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11T20:56:34.162000000</meta:creation-date>
    <dc:date>2013-12-11T21:25:32.785000000</dc:date>
    <meta:editing-duration>PT17M45S</meta:editing-duration>
    <meta:editing-cycles>6</meta:editing-cycles>
    <meta:generator>LibreOffice/4.1.2.3$Windows_x86 LibreOffice_project/40b2d7fde7e8d2d7bc5a449dc65df4d08a7dd38</meta:generator>
    <meta:document-statistic meta:object-count="18"/>
  </office:meta>
</office:document-meta>
</file>